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position="super 58%"/>
    </style:style>
    <style:style style:name="T12" style:family="text">
      <style:text-properties style:text-position="super 58%"/>
    </style:style>
    <style:style style:name="T13" style:family="text">
      <style:text-properties style:text-position="super 58%"/>
    </style:style>
    <style:style style:name="T14" style:family="text">
      <style:text-properties style:text-position="super 58%"/>
    </style:style>
    <style:style style:name="T15" style:family="text">
      <style:text-properties style:text-position="super 58%"/>
    </style:style>
    <style:style style:name="T16" style:family="text">
      <style:text-properties style:text-position="super 58%"/>
    </style:style>
    <style:style style:name="T17" style:family="text">
      <style:text-properties style:text-position="super 58%"/>
    </style:style>
    <style:style style:name="T18" style:family="text">
      <style:text-properties style:text-position="super 58%"/>
    </style:style>
    <style:style style:name="T19" style:family="text">
      <style:text-properties style:text-position="super 58%"/>
    </style:style>
    <style:style style:name="T20" style:family="text">
      <style:text-properties style:text-position="super 58%"/>
    </style:style>
    <style:style style:name="T21" style:family="text">
      <style:text-properties style:text-position="super 58%"/>
    </style:style>
    <style:style style:name="T22" style:family="text">
      <style:text-properties style:text-position="super 58%"/>
    </style:style>
    <style:style style:name="T23" style:family="text">
      <style:text-properties style:text-position="super 58%"/>
    </style:style>
    <style:style style:name="T24" style:family="text">
      <style:text-properties style:text-position="super 58%"/>
    </style:style>
    <style:style style:name="T25" style:family="text">
      <style:text-properties style:text-position="super 58%"/>
    </style:style>
    <style:style style:name="T26" style:family="text">
      <style:text-properties style:text-position="super 58%"/>
    </style:style>
    <style:style style:name="T27" style:family="text">
      <style:text-properties style:text-position="super 58%"/>
    </style:style>
    <style:style style:name="T28" style:family="text">
      <style:text-properties style:text-position="super 58%"/>
    </style:style>
    <style:style style:name="T29" style:family="text">
      <style:text-properties style:text-position="super 58%"/>
    </style:style>
    <style:style style:name="T30" style:family="text">
      <style:text-properties style:text-position="super 58%"/>
    </style:style>
    <style:style style:name="T31" style:family="text">
      <style:text-properties style:text-position="super 58%"/>
    </style:style>
    <style:style style:name="T32" style:family="text">
      <style:text-properties style:text-position="super 58%"/>
    </style:style>
    <style:style style:name="T33" style:family="text">
      <style:text-properties style:text-position="super 58%"/>
    </style:style>
    <style:style style:name="T34" style:family="text">
      <style:text-properties style:text-position="super 58%"/>
    </style:style>
    <style:style style:name="T35" style:family="text">
      <style:text-properties style:text-position="super 58%"/>
    </style:style>
    <style:style style:name="T36" style:family="text">
      <style:text-properties style:text-position="super 58%"/>
    </style:style>
    <style:style style:name="T37" style:family="text">
      <style:text-properties style:text-position="super 58%"/>
    </style:style>
    <style:style style:name="T38" style:family="text">
      <style:text-properties style:text-position="super 58%"/>
    </style:style>
    <style:style style:name="T39" style:family="text">
      <style:text-properties style:text-position="super 58%"/>
    </style:style>
    <style:style style:name="T40" style:family="text">
      <style:text-properties style:text-position="super 58%"/>
    </style:style>
    <style:style style:name="T41" style:family="text">
      <style:text-properties style:text-position="super 58%"/>
    </style:style>
    <style:style style:name="T42" style:family="text">
      <style:text-properties style:text-position="super 58%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h text:style-name="Heading_20_1" text:outline-level="1">Tiny Wu</text:h>
      <text:h text:style-name="Heading_20_2" text:outline-level="2">Graphics Developer</text:h>
      <text:list text:style-name="L1">
        <text:list-item>
          <text:p text:style-name="P1">Phone: <text:a xlink:type="simple" xlink:href="tel://86-15861657693" office:name=""><text:span text:style-name="Definition">86-15861657693</text:span></text:a></text:p>
        </text:list-item>
        <text:list-item>
          <text:p text:style-name="P1">Email: <text:a xlink:type="simple" xlink:href="mailto:tinysilk@hotmail.com" office:name=""><text:span text:style-name="Definition">tinysilk@hotmail.com</text:span></text:a></text:p>
        </text:list-item>
        <text:list-item>
          <text:p text:style-name="P1">Blog out of China: <text:a xlink:type="simple" xlink:href="http://tinyslik.github.io" office:name=""><text:span text:style-name="Definition">tinyslik.github.io</text:span></text:a></text:p>
        </text:list-item>
        <text:list-item>
          <text:p text:style-name="P1">Blog in China: <text:a xlink:type="simple" xlink:href="http://tinyslik.coding.me" office:name=""><text:span text:style-name="Definition">tinyslik.coding.me</text:span></text:a></text:p>
        </text:list-item>
        <text:list-item>
          <text:p text:style-name="P1">Github: <text:a xlink:type="simple" xlink:href="http://github.com/TinySlik" office:name=""><text:span text:style-name="Definition">TinySlik</text:span></text:a></text:p>
        </text:list-item>
      </text:list>
      <text:h text:style-name="Heading_20_2" text:outline-level="2">Summary</text:h>
      <text:p text:style-name="First_20_paragraph">I am an young graphics developer who has 4 years program experience. successful $1MM+ projects. I am passionate about building high quality apps I am able to execute end-to-end on a product or project.</text:p>
      <text:h text:style-name="Heading_20_2" text:outline-level="2">Specialties</text:h>
      <text:p text:style-name="First_20_paragraph">Authoring great user experiences with openGL(include ES and web), HTML5+CSS, C/C++ ,Lua; use cocos2d-x,uinity3d for a lone time .</text:p>
      <text:h text:style-name="Heading_20_2" text:outline-level="2">Experience</text:h>
      <text:h text:style-name="Heading_20_3" text:outline-level="3"><text:span text:style-name="T1">C/C++</text:span><text:span text:style-name="T2"> </text:span><text:span text:style-name="T3">Developer</text:span> at <text:a xlink:type="simple" xlink:href="https://www.mochang.net/" office:name=""><text:span text:style-name="Definition">MoChang inc</text:span></text:a></text:h>
      <text:p text:style-name="First_20_paragraph"><text:span text:style-name="T4">November</text:span><text:span text:style-name="T5"> </text:span><text:span text:style-name="T6">2014</text:span><text:span text:style-name="T7"> </text:span><text:span text:style-name="T8">-</text:span><text:span text:style-name="T9"> </text:span><text:span text:style-name="T10">Present</text:span></text:p>
      <text:p text:style-name="Text_20_body">not good at English.</text:p>
      <text:p text:style-name="Text_20_body">These are languages, tools, and practices to which I have had exposure over the past 4 years or so. Those things which enjoy routine usage in my daily work are denoted with a <text:span text:style-name="T11">†</text:span> symbol.</text:p>
      <text:h text:style-name="Heading_20_3" text:outline-level="3">Programming Languages</text:h>
      <text:list text:style-name="L2">
        <text:list-item>
          <text:p text:style-name="P2"><text:a xlink:type="simple" xlink:href="http://developer.mozilla.org/en/JavaScript" office:name=""><text:span text:style-name="Definition">C/C++</text:span></text:a><text:span text:style-name="T12">†</text:span></text:p>
        </text:list-item>
        <text:list-item>
          <text:p text:style-name="P2"><text:a xlink:type="simple" xlink:href="http://php.net" office:name=""><text:span text:style-name="Definition">Lua</text:span></text:a></text:p>
        </text:list-item>
        <text:list-item>
          <text:p text:style-name="P2"><text:a xlink:type="simple" xlink:href="http://ruby-lang.org" office:name=""><text:span text:style-name="Definition">javaScript</text:span></text:a><text:span text:style-name="T13">†</text:span></text:p>
        </text:list-item>
        <text:list-item>
          <text:p text:style-name="P2"><text:a xlink:type="simple" xlink:href="http://ruby-lang.org" office:name=""><text:span text:style-name="Definition">java</text:span></text:a></text:p>
        </text:list-item>
        <text:list-item>
          <text:p text:style-name="P2"><text:a xlink:type="simple" xlink:href="http://developer.mozilla.org/en/JavaScript" office:name=""><text:span text:style-name="Definition">object-C</text:span></text:a><text:span text:style-name="T14">†</text:span> ### Markup/Templating Languages &amp; Preprocessors</text:p>
        </text:list-item>
        <text:list-item>
          <text:p text:style-name="P2"><text:a xlink:type="simple" xlink:href="http://coffeescript.org" office:name=""><text:span text:style-name="Definition">CoffeeScript</text:span></text:a></text:p>
        </text:list-item>
        <text:list-item>
          <text:p text:style-name="P2"><text:a xlink:type="simple" xlink:href="http://www.w3.org/Style/CSS/Overview.en.html" office:name=""><text:span text:style-name="Definition">CSS</text:span></text:a><text:span text:style-name="T15">†</text:span></text:p>
        </text:list-item>
        <text:list-item>
          <text:p text:style-name="P2"><text:a xlink:type="simple" xlink:href="http://linkedin.github.io/dustjs" office:name=""><text:span text:style-name="Definition">Dust.js</text:span></text:a></text:p>
        </text:list-item>
        <text:list-item>
          <text:p text:style-name="P2"><text:a xlink:type="simple" xlink:href="http://en.wikipedia.org/wiki/ERuby" office:name=""><text:span text:style-name="Definition">ERB/eRuby</text:span></text:a></text:p>
        </text:list-item>
        <text:list-item>
          <text:p text:style-name="P2"><text:a xlink:type="simple" xlink:href="http://haml.info" office:name=""><text:span text:style-name="Definition">Haml</text:span></text:a></text:p>
        </text:list-item>
        <text:list-item>
          <text:p text:style-name="P2"><text:a xlink:type="simple" xlink:href="http://handlebarsjs.com" office:name=""><text:span text:style-name="Definition">Handlebars.js</text:span></text:a></text:p>
        </text:list-item>
        <text:list-item>
          <text:p text:style-name="P2"><text:a xlink:type="simple" xlink:href="http://developers.whatwg.org" office:name=""><text:span text:style-name="Definition">HTML</text:span></text:a><text:span text:style-name="T16">†</text:span></text:p>
        </text:list-item>
        <text:list-item>
          <text:p text:style-name="P2"><text:a xlink:type="simple" xlink:href="http://jade-lang.com" office:name=""><text:span text:style-name="Definition">Jade</text:span></text:a></text:p>
        </text:list-item>
        <text:list-item>
          <text:p text:style-name="P2"><text:a xlink:type="simple" xlink:href="http://www.oracle.com/technetwork/java/javaee/jsp" office:name=""><text:span text:style-name="Definition">JSP</text:span></text:a></text:p>
        </text:list-item>
        <text:list-item>
          <text:p text:style-name="P2"><text:a xlink:type="simple" xlink:href="http://docs.oracle.com/javaee/5/tutorial/doc/bnakc.html" office:name=""><text:span text:style-name="Definition">JSTL</text:span></text:a></text:p>
        </text:list-item>
        <text:list-item>
          <text:p text:style-name="P2"><text:a xlink:type="simple" xlink:href="http://lesscss.org" office:name=""><text:span text:style-name="Definition">LESS</text:span></text:a><text:span text:style-name="T17">†</text:span></text:p>
        </text:list-item>
        <text:list-item>
          <text:p text:style-name="P2"><text:a xlink:type="simple" xlink:href="http://liquidmarkup.org" office:name=""><text:span text:style-name="Definition">Liquid</text:span></text:a></text:p>
        </text:list-item>
        <text:list-item>
          <text:p text:style-name="P2"><text:a xlink:type="simple" xlink:href="http://daringfireball.net/projects/markdown" office:name=""><text:span text:style-name="Definition">Markdown</text:span></text:a><text:span text:style-name="T18">†</text:span></text:p>
        </text:list-item>
        <text:list-item>
          <text:p text:style-name="P2"><text:a xlink:type="simple" xlink:href="http://mustache.github.io" office:name=""><text:span text:style-name="Definition">Mustache</text:span></text:a></text:p>
        </text:list-item>
        <text:list-item>
          <text:p text:style-name="P2"><text:a xlink:type="simple" xlink:href="http://sass-lang.com" office:name=""><text:span text:style-name="Definition">Sass</text:span></text:a><text:span text:style-name="T19">†</text:span></text:p>
        </text:list-item>
        <text:list-item>
          <text:p text:style-name="P2"><text:a xlink:type="simple" xlink:href="http://smarty.net" office:name=""><text:span text:style-name="Definition">Smarty</text:span></text:a></text:p>
        </text:list-item>
        <text:list-item>
          <text:p text:style-name="P2"><text:a xlink:type="simple" xlink:href="http://paularmstrong.github.io/swig" office:name=""><text:span text:style-name="Definition">Swig</text:span></text:a></text:p>
        </text:list-item>
        <text:list-item>
          <text:p text:style-name="P2"><text:a xlink:type="simple" xlink:href="http://learnboost.github.io/stylus" office:name=""><text:span text:style-name="Definition">Stylus</text:span></text:a></text:p>
        </text:list-item>
      </text:list>
      <text:h text:style-name="Heading_20_3" text:outline-level="3">Frameworks &amp; APIs</text:h>
      <text:list text:style-name="L3">
        <text:list-item>
          <text:p text:style-name="P3"><text:a xlink:type="simple" xlink:href="http://backbonejs.org" office:name=""><text:span text:style-name="Definition">Backbone.js</text:span></text:a><text:span text:style-name="T20">†</text:span></text:p>
        </text:list-item>
        <text:list-item>
          <text:p text:style-name="P3"><text:a xlink:type="simple" xlink:href="http://bower.io" office:name=""><text:span text:style-name="Definition">Bower</text:span></text:a></text:p>
        </text:list-item>
        <text:list-item>
          <text:p text:style-name="P3"><text:a xlink:type="simple" xlink:href="http://browserify.org" office:name=""><text:span text:style-name="Definition">Browserify</text:span></text:a><text:span text:style-name="T21">†</text:span></text:p>
        </text:list-item>
        <text:list-item>
          <text:p text:style-name="P3"><text:a xlink:type="simple" xlink:href="http://compass-style.org" office:name=""><text:span text:style-name="Definition">Compass</text:span></text:a><text:span text:style-name="T22">†</text:span></text:p>
        </text:list-item>
        <text:list-item>
          <text:p text:style-name="P3"><text:a xlink:type="simple" xlink:href="http://www.djangoproject.com" office:name=""><text:span text:style-name="Definition">Django</text:span></text:a></text:p>
        </text:list-item>
        <text:list-item>
          <text:p text:style-name="P3"><text:a xlink:type="simple" xlink:href="http://expressjs.com" office:name=""><text:span text:style-name="Definition">Express</text:span></text:a><text:span text:style-name="T23">†</text:span></text:p>
        </text:list-item>
        <text:list-item>
          <text:p text:style-name="P3"><text:a xlink:type="simple" xlink:href="http://jasmine.github.io" office:name=""><text:span text:style-name="Definition">Jasmine</text:span></text:a></text:p>
        </text:list-item>
        <text:list-item>
          <text:p text:style-name="P3"><text:a xlink:type="simple" xlink:href="http://jquery.com" office:name=""><text:span text:style-name="Definition">jQuery</text:span></text:a><text:span text:style-name="T24">†</text:span></text:p>
        </text:list-item>
        <text:list-item>
          <text:p text:style-name="P3"><text:a xlink:type="simple" xlink:href="http://krakenjs.com" office:name=""><text:span text:style-name="Definition">krakenjs</text:span></text:a></text:p>
        </text:list-item>
        <text:list-item>
          <text:p text:style-name="P3"><text:a xlink:type="simple" xlink:href="http://lodash.com" office:name=""><text:span text:style-name="Definition">Lodash</text:span></text:a><text:span text:style-name="T25">†</text:span></text:p>
        </text:list-item>
        <text:list-item>
          <text:p text:style-name="P3"><text:a xlink:type="simple" xlink:href="http://meteor.com" office:name=""><text:span text:style-name="Definition">Meteor</text:span></text:a></text:p>
        </text:list-item>
        <text:list-item>
          <text:p text:style-name="P3"><text:a xlink:type="simple" xlink:href="http://middlemanapp.com" office:name=""><text:span text:style-name="Definition">Middleman</text:span></text:a></text:p>
        </text:list-item>
        <text:list-item>
          <text:p text:style-name="P3"><text:a xlink:type="simple" xlink:href="http://nodejs.org" office:name=""><text:span text:style-name="Definition">Node.js</text:span></text:a><text:span text:style-name="T26">†</text:span></text:p>
        </text:list-item>
        <text:list-item>
          <text:p text:style-name="P3"><text:a xlink:type="simple" xlink:href="http://prototypejs.org" office:name=""><text:span text:style-name="Definition">Prototype.js</text:span></text:a></text:p>
        </text:list-item>
        <text:list-item>
          <text:p text:style-name="P3"><text:a xlink:type="simple" xlink:href="http://facebook.github.io/react" office:name=""><text:span text:style-name="Definition">React</text:span></text:a></text:p>
        </text:list-item>
        <text:list-item>
          <text:p text:style-name="P3"><text:a xlink:type="simple" xlink:href="http://requirejs.org" office:name=""><text:span text:style-name="Definition">Require.js</text:span></text:a><text:span text:style-name="T27">†</text:span></text:p>
        </text:list-item>
        <text:list-item>
          <text:p text:style-name="P3"><text:a xlink:type="simple" xlink:href="http://rubyonrails.org" office:name=""><text:span text:style-name="Definition">Ruby on Rails</text:span></text:a></text:p>
        </text:list-item>
        <text:list-item>
          <text:p text:style-name="P3"><text:a xlink:type="simple" xlink:href="http://sinatrarb.com" office:name=""><text:span text:style-name="Definition">Sinatra</text:span></text:a></text:p>
        </text:list-item>
        <text:list-item>
          <text:p text:style-name="P3"><text:a xlink:type="simple" xlink:href="http://dev.twitter.com" office:name=""><text:span text:style-name="Definition">Twitter API</text:span></text:a></text:p>
        </text:list-item>
        <text:list-item>
          <text:p text:style-name="P3"><text:a xlink:type="simple" xlink:href="http://underscorejs.org" office:name=""><text:span text:style-name="Definition">Underscore.js</text:span></text:a><text:span text:style-name="T28">†</text:span></text:p>
        </text:list-item>
        <text:list-item>
          <text:p text:style-name="P3"><text:a xlink:type="simple" xlink:href="http://wordpress.org" office:name=""><text:span text:style-name="Definition">Wordpress</text:span></text:a></text:p>
        </text:list-item>
        <text:list-item>
          <text:p text:style-name="P3"><text:a xlink:type="simple" xlink:href="http://developer.yahoo.com/yui" office:name=""><text:span text:style-name="Definition">YUI</text:span></text:a></text:p>
        </text:list-item>
      </text:list>
      <text:h text:style-name="Heading_20_3" text:outline-level="3">Software &amp; Tools</text:h>
      <text:list text:style-name="L4">
        <text:list-item>
          <text:p text:style-name="P4"><text:a xlink:type="simple" xlink:href="http://www.adobe.com/products/creativesuite.html" office:name=""><text:span text:style-name="Definition">Adobe Creative Suite</text:span></text:a><text:span text:style-name="T29">†</text:span></text:p>
        </text:list-item>
        <text:list-item>
          <text:p text:style-name="P4"><text:a xlink:type="simple" xlink:href="http://aws.amazon.com" office:name=""><text:span text:style-name="Definition">Amazon Web Services</text:span></text:a></text:p>
        </text:list-item>
        <text:list-item>
          <text:p text:style-name="P4"><text:a xlink:type="simple" xlink:href="http://apache.org" office:name=""><text:span text:style-name="Definition">Apache</text:span></text:a><text:span text:style-name="T30">†</text:span></text:p>
        </text:list-item>
        <text:list-item>
          <text:p text:style-name="P4"><text:a xlink:type="simple" xlink:href="http://developer.apple.com" office:name=""><text:span text:style-name="Definition">Apple XCode</text:span></text:a></text:p>
        </text:list-item>
        <text:list-item>
          <text:p text:style-name="P4"><text:a xlink:type="simple" xlink:href="http://demandware.com" office:name=""><text:span text:style-name="Definition">Demandware</text:span></text:a></text:p>
        </text:list-item>
        <text:list-item>
          <text:p text:style-name="P4"><text:a xlink:type="simple" xlink:href="http://git-scm.com" office:name=""><text:span text:style-name="Definition">Git</text:span></text:a><text:span text:style-name="T31">†</text:span></text:p>
        </text:list-item>
        <text:list-item>
          <text:p text:style-name="P4"><text:a xlink:type="simple" xlink:href="http://gruntjs.com" office:name=""><text:span text:style-name="Definition">Grunt</text:span></text:a><text:span text:style-name="T32">†</text:span></text:p>
        </text:list-item>
        <text:list-item>
          <text:p text:style-name="P4"><text:a xlink:type="simple" xlink:href="http://gulpjs.com" office:name=""><text:span text:style-name="Definition">Gulp</text:span></text:a><text:span text:style-name="T33">†</text:span></text:p>
        </text:list-item>
        <text:list-item>
          <text:p text:style-name="P4"><text:a xlink:type="simple" xlink:href="http://jboss.org" office:name=""><text:span text:style-name="Definition">JBoss</text:span></text:a></text:p>
        </text:list-item>
        <text:list-item>
          <text:p text:style-name="P4"><text:a xlink:type="simple" xlink:href="http://atlassian.com/software/jira" office:name=""><text:span text:style-name="Definition">JIRA</text:span></text:a><text:span text:style-name="T34">†</text:span></text:p>
        </text:list-item>
        <text:list-item>
          <text:p text:style-name="P4"><text:a xlink:type="simple" xlink:href="http://apple.com/macosx" office:name=""><text:span text:style-name="Definition">Mac OS X</text:span></text:a><text:span text:style-name="T35">†</text:span></text:p>
        </text:list-item>
        <text:list-item>
          <text:p text:style-name="P4"><text:a xlink:type="simple" xlink:href="http://magento.com" office:name=""><text:span text:style-name="Definition">Magento</text:span></text:a><text:span text:style-name="T36">†</text:span></text:p>
        </text:list-item>
        <text:list-item>
          <text:p text:style-name="P4"><text:a xlink:type="simple" xlink:href="http://mongodb.org" office:name=""><text:span text:style-name="Definition">MongoDB</text:span></text:a><text:span text:style-name="T37">†</text:span></text:p>
        </text:list-item>
        <text:list-item>
          <text:p text:style-name="P4"><text:a xlink:type="simple" xlink:href="http://mysql.com" office:name=""><text:span text:style-name="Definition">MySQL</text:span></text:a></text:p>
        </text:list-item>
        <text:list-item>
          <text:p text:style-name="P4"><text:a xlink:type="simple" xlink:href="http://wiki.nginx.org" office:name=""><text:span text:style-name="Definition">Nginx</text:span></text:a></text:p>
        </text:list-item>
        <text:list-item>
          <text:p text:style-name="P4"><text:a xlink:type="simple" xlink:href="http://www.oracle.com/us/products/applications/web-commerce/atg" office:name=""><text:span text:style-name="Definition">Oracle ATG</text:span></text:a></text:p>
        </text:list-item>
        <text:list-item>
          <text:p text:style-name="P4"><text:a xlink:type="simple" xlink:href="http://johnmacfarlane.net/pandoc" office:name=""><text:span text:style-name="Definition">Pandoc</text:span></text:a></text:p>
        </text:list-item>
        <text:list-item>
          <text:p text:style-name="P4"><text:a xlink:type="simple" xlink:href="http://postgresql.org" office:name=""><text:span text:style-name="Definition">PostgreSQL</text:span></text:a></text:p>
        </text:list-item>
        <text:list-item>
          <text:p text:style-name="P4"><text:a xlink:type="simple" xlink:href="http://rvm.beginrescueend.com" office:name=""><text:span text:style-name="Definition">rvm</text:span></text:a><text:span text:style-name="T38">†</text:span></text:p>
        </text:list-item>
        <text:list-item>
          <text:p text:style-name="P4"><text:a xlink:type="simple" xlink:href="http://www.sublimetext.com" office:name=""><text:span text:style-name="Definition">Sublime Text</text:span></text:a></text:p>
        </text:list-item>
        <text:list-item>
          <text:p text:style-name="P4"><text:a xlink:type="simple" xlink:href="http://svn.apache.org" office:name=""><text:span text:style-name="Definition">Subversion</text:span></text:a></text:p>
        </text:list-item>
        <text:list-item>
          <text:p text:style-name="P4"><text:a xlink:type="simple" xlink:href="http://tmux.sourceforge.net" office:name=""><text:span text:style-name="Definition">tmux</text:span></text:a><text:span text:style-name="T39">†</text:span></text:p>
        </text:list-item>
        <text:list-item>
          <text:p text:style-name="P4"><text:a xlink:type="simple" xlink:href="http://tomcat.apache.com" office:name=""><text:span text:style-name="Definition">Tomcat</text:span></text:a></text:p>
        </text:list-item>
        <text:list-item>
          <text:p text:style-name="P4"><text:a xlink:type="simple" xlink:href="http://ubuntu.com" office:name=""><text:span text:style-name="Definition">Ubuntu Linux</text:span></text:a></text:p>
        </text:list-item>
        <text:list-item>
          <text:p text:style-name="P4"><text:a xlink:type="simple" xlink:href="http://vagrantup.com" office:name=""><text:span text:style-name="Definition">Vagrant</text:span></text:a></text:p>
        </text:list-item>
        <text:list-item>
          <text:p text:style-name="P4"><text:a xlink:type="simple" xlink:href="http://www.vim.org" office:name=""><text:span text:style-name="Definition">Vim</text:span></text:a><text:span text:style-name="T40">†</text:span></text:p>
        </text:list-item>
        <text:list-item>
          <text:p text:style-name="P4"><text:a xlink:type="simple" xlink:href="http://virtualbox.org" office:name=""><text:span text:style-name="Definition">VirtualBox</text:span></text:a><text:span text:style-name="T41">†</text:span></text:p>
        </text:list-item>
        <text:list-item>
          <text:p text:style-name="P4"><text:a xlink:type="simple" xlink:href="http://jetbrains.com/webstorm" office:name=""><text:span text:style-name="Definition">WebStorm</text:span></text:a></text:p>
        </text:list-item>
        <text:list-item>
          <text:p text:style-name="P4"><text:a xlink:type="simple" xlink:href="http://yeoman.io" office:name=""><text:span text:style-name="Definition">Yeoman</text:span></text:a></text:p>
        </text:list-item>
        <text:list-item>
          <text:p text:style-name="P4"><text:a xlink:type="simple" xlink:href="http://www.zsh.org" office:name=""><text:span text:style-name="Definition">zsh</text:span></text:a><text:span text:style-name="T42">†</text:span></text:p>
        </text:list-item>
      </text:list>
      <text:h text:style-name="Heading_20_2" text:outline-level="2">Education</text:h>
      <text:p text:style-name="First_20_paragraph"><text:a xlink:type="simple" xlink:href="http://sju.edu" office:name=""><text:span text:style-name="Definition">Saint Joseph’s University</text:span></text:a>, Erivan K. Haub School of Business<text:line-break/>BS, Information Systems, 1996 - 2000</text:p>
      <text:h text:style-name="Heading_20_2" text:outline-level="2">Honors and Awards</text:h>
      <text:p text:style-name="First_20_paragraph"><text:span text:style-name="T43">Unsung</text:span><text:span text:style-name="T44"> </text:span><text:span text:style-name="T45">Hero</text:span>, Empathy Lab, May 2011<text:line-break/>A peer-awarded honor which I’ll always be terribly proud to have won.</text:p>
      <text:h text:style-name="Heading_20_2" text:outline-level="2">Interests</text:h>
      <text:list text:style-name="L5">
        <text:list-item>
          <text:p text:style-name="P5">Being a dad and spending time with my family</text:p>
        </text:list-item>
        <text:list-item>
          <text:p text:style-name="P5">Playing <text:a xlink:type="simple" xlink:href="http://boardgamegeek.com/user/smtudor" office:name=""><text:span text:style-name="Definition">board and card games</text:span></text:a> (and video games, too)</text:p>
        </text:list-item>
        <text:list-item>
          <text:p text:style-name="P5">Making and listening to <text:a xlink:type="simple" xlink:href="http://www.rdio.com/people/smtudor" office:name=""><text:span text:style-name="Definition">music</text:span></text:a></text:p>
        </text:list-item>
        <text:list-item>
          <text:p text:style-name="P5">Watching and contributing to Open Source Software</text:p>
        </text:list-item>
      </text:list>
      <text:h text:style-name="Heading_20_2" text:outline-level="2">Download</text:h>
      <text:p text:style-name="First_20_paragraph">You may need my resume in <text:a xlink:type="simple" xlink:href="./raw/master/resume.docx" office:name=""><text:span text:style-name="Definition">doc</text:span></text:a> <text:a xlink:type="simple" xlink:href="./raw/master/resume.pdf" office:name=""><text:span text:style-name="Definition">pdf</text:span></text:a> <text:a xlink:type="simple" xlink:href="./raw/master/resume.epub" office:name=""><text:span text:style-name="Definition">epub</text:span></text:a></text:p>
      <text:p text:style-name="Text_20_body">Thank you for your watching. ©2016 <text:a xlink:type="simple" xlink:href="http://tinyslik.github.io/resume" office:name=""><text:span text:style-name="Definition">Tiny Wu</text:span></text:a>. All rights reserved. Direct contact only desired (no recruiters pleas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